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b748" officeooo:paragraph-rsid="000cb748"/>
    </style:style>
    <style:style style:name="P2" style:family="paragraph" style:parent-style-name="Standard">
      <style:text-properties officeooo:paragraph-rsid="000cb748"/>
    </style:style>
    <style:style style:name="T1" style:family="text">
      <style:text-properties officeooo:rsid="000cb748"/>
    </style:style>
    <style:style style:name="T2" style:family="text">
      <style:text-properties officeooo:rsid="000d7a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ARA DE COMERCIO</text:p>
      <text:p text:style-name="P1"/>
      <text:p text:style-name="P1">INICIAL BBDD</text:p>
      <text:p text:style-name="P1"/>
      <text:p text:style-name="P1">Tabla: Rubo</text:p>
      <text:p text:style-name="P1"><text:tab/>* id</text:p>
      <text:p text:style-name="P1"><text:tab/>* nombre</text:p>
      <text:p text:style-name="P1"/>
      <text:p text:style-name="P1">Tabla: SubRubro</text:p>
      <text:p text:style-name="P1"><text:tab/>* id</text:p>
      <text:p text:style-name="P1"><text:tab/>* id_rubro</text:p>
      <text:p text:style-name="P1"><text:tab/>* nombre</text:p>
      <text:p text:style-name="P1"/>
      <text:p text:style-name="P1">Tabla: Comercios</text:p>
      <text:p text:style-name="P1"><text:tab/>* id</text:p>
      <text:p text:style-name="P1"><text:tab/>* id_rubro</text:p>
      <text:p text:style-name="P1"><text:tab/>* id_subrubro</text:p>
      <text:p text:style-name="P1"><text:tab/>* razon_social</text:p>
      <text:p text:style-name="P1"><text:tab/>* direccion</text:p>
      <text:p text:style-name="P1"><text:tab/>* telefonos</text:p>
      <text:p text:style-name="P1"><text:tab/>* email</text:p>
      <text:p text:style-name="P1"><text:tab/>* sitio_web</text:p>
      <text:p text:style-name="P1"><text:tab/>* facebook</text:p>
      <text:p text:style-name="P1"><text:tab/>* instagram</text:p>
      <text:p text:style-name="P2"><text:span text:style-name="T1"><text:tab/>* tipo (standard – VIP – otros)</text:span></text:p>
      <text:p text:style-name="P2"/>
      <text:p text:style-name="P1">Tabla: Ofertas</text:p>
      <text:p text:style-name="P1"><text:tab/>* id</text:p>
      <text:p text:style-name="P1"><text:tab/>* id_comercio</text:p>
      <text:p text:style-name="P1"><text:tab/>* duracion (cantidad de dias que se mostraran)</text:p>
      <text:p text:style-name="P1"><text:tab/>* descripcion</text:p>
      <text:p text:style-name="P1"><text:tab/>* imagen</text:p>
      <text:p text:style-name="P1"><text:tab/>* precio</text:p>
      <text:p text:style-name="P1"><text:tab/>* detalle_precio (descuento contado, cantidad de cuotas, etc)</text:p>
      <text:p text:style-name="P1"><text:tab/>* estado (activo – finalizado)</text:p>
      <text:p text:style-name="P1"/>
      <text:p text:style-name="P1">Tabla: Notificaciones</text:p>
      <text:p text:style-name="P1"><text:tab/>* id</text:p>
      <text:p text:style-name="P1"><text:tab/>* id_comercio</text:p>
      <text:p text:style-name="P1"><text:tab/>* duracion <text:span text:style-name="T2">(cantidad de dias)</text:span></text:p>
      <text:p text:style-name="P2"><text:span text:style-name="T1"><text:tab/>* hora (hora en que se ejecutara la notificacion)</text:span></text:p>
      <text:p text:style-name="P2"><text:tab/>* <text:span text:style-name="T2">descripcion</text:span></text:p>
      <text:p text:style-name="P2"><text:tab/>* <text:span text:style-name="T2">estado (activo - finalizado)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08T10:25:01.193592860</meta:creation-date>
    <dc:date>2020-12-08T10:39:36.202857566</dc:date>
    <meta:editing-duration>PT4M24S</meta:editing-duration>
    <meta:editing-cycles>1</meta:editing-cycles>
    <meta:document-statistic meta:table-count="0" meta:image-count="0" meta:object-count="0" meta:page-count="1" meta:paragraph-count="37" meta:word-count="105" meta:character-count="625" meta:non-whitespace-character-count="524"/>
    <meta:generator>LibreOffice/6.3.2.2$MacOSX_X86_64 LibreOffice_project/98b30e735bda24bc04ab42594c85f7fd8be07b9c</meta:generator>
  </office:meta>
</office:document-meta>
</file>